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Visualiza Layout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07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Após escolher uma sessão para compra de ingresso, a página de<text:s/>escolher ingressos não possui validação javascript que impeça que o usuário acesse a página de escolha de assentos, sem escolher pelo menos um ingresso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o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escolherIngressos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1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Maior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baix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 Funciona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Interface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Faltand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07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<text:s/>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Corrigi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07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7:35:00Z</dc:date>
    <meta:template xlink:href="Normal.dotm" xlink:type="simple"/>
    <meta:editing-cycles>19</meta:editing-cycles>
    <meta:editing-duration>PT2400S</meta:editing-duration>
    <meta:document-statistic meta:page-count="1" meta:paragraph-count="2" meta:word-count="157" meta:character-count="1009" meta:row-count="7" meta:non-whitespace-character-count="854"/>
  </office:meta>
</office:document-meta>
</file>